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6000001E5810A6E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2.858cm" svg:height="12.831cm" svg:x="0.837cm" svg:y="0.885cm">
          <draw:image xlink:href="Pictures/10000000000001E6000001E5810A6E0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015cm" fo:margin-left="0cm" fo:margin-right="0cm" fo:page-width="14.5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00:48:04</meta:creation-date>
    <dc:date>2012-05-28T23:30:06</dc:date>
    <meta:editing-duration>PT12H38M23S</meta:editing-duration>
    <meta:editing-cycles>4</meta:editing-cycles>
    <meta:generator>OpenOffice.org/3.0$Linu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